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aramond" svg:font-family="Garamond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" style:family="paragraph" style:parent-style-name="Standard">
      <style:paragraph-properties fo:break-before="auto" fo:text-indent="0cm" fo:line-height="100%" fo:margin-top="0cm" style:writing-mode="lr-tb"/>
      <style:text-properties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break-before="auto" fo:text-indent="0cm" fo:line-height="100%" fo:margin-top="0cm" style:writing-mode="lr-tb"/>
    </style:style>
    <style:style style:name="T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5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6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7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8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_9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break-before="auto" fo:text-indent="0cm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break-before="auto" fo:text-indent="0cm" fo:line-height="100%" fo:margin-top="0cm" style:writing-mode="lr-tb"/>
    </style:style>
    <style:style style:name="T5_1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2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T5_3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break-before="auto" fo:text-indent="0cm" fo:line-height="100%" fo:margin-top="0cm" style:writing-mode="lr-tb"/>
      <style:text-properties fo:color="#000000"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1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1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14" style:family="paragraph" style:parent-style-name="Standard">
      <style:paragraph-properties fo:break-before="auto" fo:text-indent="0cm" fo:line-height="100%" fo:margin-top="0cm" fo:margin-bottom="0cm" fo:margin-left="1.27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15" style:family="paragraph" style:parent-style-name="Heading_20_6">
      <style:paragraph-properties fo:text-align="left" fo:break-before="auto" fo:text-indent="0cm" fo:line-height="100%" style:writing-mode="lr-tb"/>
    </style:style>
    <style:style style:name="T15_1" style:family="text">
      <style:text-properties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5_2" style:family="text">
      <style:text-properties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5_3" style:family="text">
      <style:text-properties style:font-name="Arial" style:font-name-asian="Arial" style:font-name-complex="Arial" fo:font-weight="bold" style:font-weight-asian="bold" style:font-weight-complex="bold" style:text-underline-style="solid" style:text-underline-color="font-color"/>
    </style:style>
    <style:style style:name="T15_4" style:family="text">
      <style:text-properties style:font-name="Arial" style:font-name-asian="Arial" style:font-name-complex="Arial" fo:font-weight="bold" style:font-weight-asian="bold" style:font-weight-complex="bold"/>
    </style:style>
    <style:style style:name="T15_5" style:family="text">
      <style:text-properties style:font-name="Arial" style:font-name-asian="Arial" style:font-name-complex="Arial" fo:font-weight="bold" style:font-weight-asian="bold" style:font-weight-complex="bold"/>
    </style:style>
    <style:style style:name="T15_6" style:family="text">
      <style:text-properties style:font-name="Arial" style:font-name-asian="Arial" style:font-name-complex="Arial" fo:font-weight="bold" style:font-weight-asian="bold" style:font-weight-complex="bold"/>
    </style:style>
    <style:style style:name="T15_7" style:family="text">
      <style:text-properties style:font-name="Arial" style:font-name-asian="Arial" style:font-name-complex="Arial" fo:font-weight="bold" style:font-weight-asian="bold" style:font-weight-complex="bold"/>
    </style:style>
    <style:style style:name="T15_8" style:family="text">
      <style:text-properties style:font-name="Arial" style:font-name-asian="Arial" style:font-name-complex="Arial" fo:font-weight="bold" style:font-weight-asian="bold" style:font-weight-complex="bold"/>
    </style:style>
    <style:style style:name="T15_9" style:family="text">
      <style:text-properties style:font-name="Arial" style:font-name-asian="Arial" style:font-name-complex="Arial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17" style:family="paragraph" style:parent-style-name="Standard">
      <style:paragraph-properties fo:break-before="auto" fo:text-indent="0cm" fo:line-height="100%" fo:margin-top="0cm" style:writing-mode="lr-tb"/>
    </style:style>
    <style:style style:name="T17_1" style:family="text">
      <style:text-properties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19" style:family="paragraph" style:parent-style-name="Standard">
      <style:paragraph-properties fo:break-before="auto" fo:text-indent="0cm" fo:line-height="100%" fo:margin-top="0cm" style:writing-mode="lr-tb"/>
    </style:style>
    <style:style style:name="T19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2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3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21" style:family="paragraph" style:parent-style-name="Standard">
      <style:paragraph-properties fo:break-before="auto" fo:text-indent="0cm" fo:line-height="100%" fo:margin-top="0cm" style:writing-mode="lr-tb"/>
    </style:style>
    <style:style style:name="T21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_6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_7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23" style:family="paragraph" style:parent-style-name="Standard">
      <style:paragraph-properties fo:break-before="auto" fo:text-indent="0cm" fo:line-height="100%" fo:margin-top="0cm" style:writing-mode="lr-tb"/>
    </style:style>
    <style:style style:name="T23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text-align="justify" fo:break-before="auto" fo:line-height="100%" fo:margin-top="0cm" style:writing-mode="lr-tb"/>
    </style:style>
    <style:style style:name="T2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25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26" style:family="paragraph" style:parent-style-name="Standard">
      <style:paragraph-properties fo:break-before="auto" fo:text-indent="0cm" fo:line-height="100%" fo:margin-top="0cm" style:writing-mode="lr-tb"/>
    </style:style>
    <style:style style:name="T26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28" style:family="paragraph" style:parent-style-name="Standard">
      <style:paragraph-properties fo:break-before="auto" fo:text-indent="0cm" fo:line-height="100%" fo:margin-top="0cm" style:writing-mode="lr-tb"/>
    </style:style>
    <style:style style:name="T28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00%" fo:margin-top="0cm" style:writing-mode="lr-tb"/>
    </style:style>
    <style:style style:name="T29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29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0" style:family="paragraph" style:parent-style-name="Standard">
      <style:paragraph-properties fo:text-align="justify" fo:break-before="auto" fo:line-height="100%" fo:margin-top="0cm" style:writing-mode="lr-tb"/>
    </style:style>
    <style:style style:name="T3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0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1" style:family="paragraph" style:parent-style-name="Standard">
      <style:paragraph-properties fo:text-align="justify"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32" style:family="paragraph" style:parent-style-name="Standard">
      <style:paragraph-properties fo:break-before="auto" fo:text-indent="0cm" fo:line-height="100%" fo:margin-top="0cm" style:writing-mode="lr-tb"/>
    </style:style>
    <style:style style:name="T32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34" style:family="paragraph" style:parent-style-name="Standard">
      <style:paragraph-properties fo:break-before="auto" fo:text-indent="0cm" fo:line-height="100%" fo:margin-top="0cm" style:writing-mode="lr-tb"/>
    </style:style>
    <style:style style:name="T34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text-align="justify" fo:break-before="auto" fo:line-height="100%" fo:margin-top="0cm" style:writing-mode="lr-tb"/>
    </style:style>
    <style:style style:name="T3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6" style:family="paragraph" style:parent-style-name="Standard">
      <style:paragraph-properties fo:text-align="justify" fo:break-before="auto" fo:line-height="100%" fo:margin-top="0cm" style:writing-mode="lr-tb"/>
    </style:style>
    <style:style style:name="T36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4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6_5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7" style:family="paragraph" style:parent-style-name="Standard">
      <style:paragraph-properties fo:text-align="justify" fo:break-before="auto" fo:line-height="100%" fo:margin-top="0cm" style:writing-mode="lr-tb"/>
    </style:style>
    <style:style style:name="T37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37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38" style:family="paragraph" style:parent-style-name="Standard">
      <style:paragraph-properties fo:break-before="auto" fo:text-indent="0cm" fo:line-height="100%" fo:margin-top="0cm" style:writing-mode="lr-tb"/>
      <style:text-properties style:font-name="Cambria" fo:font-size="12pt" style:font-name-asian="Cambria" style:font-size-asian="12pt" style:font-name-complex="Cambria" style:font-size-complex="12pt"/>
    </style:style>
    <style:style style:name="P39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40" style:family="paragraph" style:parent-style-name="Standard">
      <style:paragraph-properties fo:break-before="auto" fo:text-indent="0cm" fo:line-height="100%" fo:margin-top="0cm" style:writing-mode="lr-tb"/>
    </style:style>
    <style:style style:name="T40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2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0_3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42" style:family="paragraph" style:parent-style-name="Standard">
      <style:paragraph-properties fo:break-before="auto" fo:text-indent="0cm" fo:line-height="100%" fo:margin-top="0cm" style:writing-mode="lr-tb"/>
    </style:style>
    <style:style style:name="T42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2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2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2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2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00%" fo:margin-top="0cm" style:writing-mode="lr-tb"/>
    </style:style>
    <style:style style:name="T43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00%" fo:margin-top="0cm" style:writing-mode="lr-tb"/>
    </style:style>
    <style:style style:name="T44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5" style:family="paragraph" style:parent-style-name="Standard">
      <style:paragraph-properties fo:text-align="justify" fo:break-before="auto" fo:line-height="115%" fo:margin-top="0cm" style:writing-mode="lr-tb"/>
    </style:style>
    <style:style style:name="T45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45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46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47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48" style:family="paragraph" style:parent-style-name="Standard">
      <style:paragraph-properties fo:break-before="auto" fo:text-indent="0cm" fo:line-height="100%" fo:margin-top="0cm" style:writing-mode="lr-tb"/>
    </style:style>
    <style:style style:name="T48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8_2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8_3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0" style:family="paragraph" style:parent-style-name="Standard">
      <style:paragraph-properties fo:break-before="auto" fo:text-indent="0cm" fo:line-height="100%" fo:margin-top="0cm" style:writing-mode="lr-tb"/>
    </style:style>
    <style:style style:name="T50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0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0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0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0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2" style:family="paragraph" style:parent-style-name="Standard">
      <style:paragraph-properties fo:break-before="auto" fo:text-indent="0cm" fo:line-height="100%" fo:margin-top="0cm" style:writing-mode="lr-tb"/>
    </style:style>
    <style:style style:name="T52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line-height="100%" fo:margin-top="0cm" style:writing-mode="lr-tb"/>
    </style:style>
    <style:style style:name="T5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4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5" style:family="paragraph" style:parent-style-name="Standard">
      <style:paragraph-properties fo:break-before="auto" fo:text-indent="0cm" fo:line-height="100%" fo:margin-top="0cm" style:writing-mode="lr-tb"/>
    </style:style>
    <style:style style:name="T55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6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5_7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57" style:family="paragraph" style:parent-style-name="Standard">
      <style:paragraph-properties fo:break-before="auto" fo:text-indent="0cm" fo:line-height="100%" fo:margin-top="0cm" style:writing-mode="lr-tb"/>
    </style:style>
    <style:style style:name="T57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8" style:family="paragraph" style:parent-style-name="Standard">
      <style:paragraph-properties fo:text-align="justify" fo:break-before="auto" fo:line-height="115%" fo:margin-top="0cm" style:writing-mode="lr-tb"/>
    </style:style>
    <style:style style:name="T5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2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3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58_4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59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60" style:family="paragraph" style:parent-style-name="Standard">
      <style:paragraph-properties fo:break-before="auto" fo:text-indent="0cm" fo:line-height="100%" fo:margin-top="0cm" style:writing-mode="lr-tb"/>
    </style:style>
    <style:style style:name="T60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0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0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0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0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00%" fo:margin-top="0cm" style:writing-mode="lr-tb"/>
    </style:style>
    <style:style style:name="T61_1" style:family="text">
      <style:text-properties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2" style:family="paragraph" style:parent-style-name="Standard">
      <style:paragraph-properties fo:break-before="auto" fo:text-indent="0cm" fo:line-height="100%" fo:margin-top="0cm" style:writing-mode="lr-tb"/>
    </style:style>
    <style:style style:name="T62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line-height="100%" fo:margin-top="0cm" style:writing-mode="lr-tb"/>
    </style:style>
    <style:style style:name="T63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3_28" style:family="text">
      <style:text-properties fo:color="#000000"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00%" fo:margin-top="0cm" style:writing-mode="lr-tb"/>
    </style:style>
    <style:style style:name="T64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64_2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65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66" style:family="paragraph" style:parent-style-name="Standard">
      <style:paragraph-properties fo:break-before="auto" fo:text-indent="0cm" fo:line-height="100%" fo:margin-top="0cm" style:writing-mode="lr-tb"/>
    </style:style>
    <style:style style:name="T66_1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6_2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6_3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6_4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6_5" style:family="text">
      <style:text-properties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68" style:family="paragraph" style:parent-style-name="Standard">
      <style:paragraph-properties fo:break-before="auto" fo:text-indent="0cm" fo:line-height="100%" fo:margin-top="0cm" style:writing-mode="lr-tb"/>
    </style:style>
    <style:style style:name="T68_1" style:family="text">
      <style:text-properties fo:color="#222222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15%" fo:margin-top="0cm" style:writing-mode="lr-tb"/>
    </style:style>
    <style:style style:name="T6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6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0" style:family="paragraph" style:parent-style-name="Standard">
      <style:paragraph-properties fo:text-align="justify" fo:break-before="auto" fo:line-height="115%" fo:margin-top="0cm" style:writing-mode="lr-tb"/>
    </style:style>
    <style:style style:name="T70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1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0_2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1" style:family="paragraph" style:parent-style-name="Standard">
      <style:paragraph-properties fo:text-align="justify" fo:break-before="auto" fo:line-height="115%" fo:margin-top="0cm" style:writing-mode="lr-tb"/>
    </style:style>
    <style:style style:name="T71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1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2" style:family="paragraph" style:parent-style-name="Standard">
      <style:paragraph-properties fo:text-align="justify" fo:break-before="auto" fo:line-height="115%" fo:margin-top="0cm" style:writing-mode="lr-tb"/>
    </style:style>
    <style:style style:name="T72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2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3" style:family="paragraph" style:parent-style-name="Standard">
      <style:paragraph-properties fo:text-align="justify" fo:break-before="auto" fo:line-height="115%" fo:margin-top="0cm" style:writing-mode="lr-tb"/>
    </style:style>
    <style:style style:name="T73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3_1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4" style:family="paragraph" style:parent-style-name="Standard">
      <style:paragraph-properties fo:break-before="auto" fo:text-indent="0cm" fo:line-height="115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75" style:family="paragraph" style:parent-style-name="Standard">
      <style:paragraph-properties fo:break-before="auto" fo:text-indent="0cm" fo:line-height="100%" fo:margin-top="0cm" style:writing-mode="lr-tb"/>
    </style:style>
    <style:style style:name="T75_1" style:family="text">
      <style:text-properties fo:color="#222222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6" style:family="paragraph" style:parent-style-name="Standard">
      <style:paragraph-properties fo:text-align="justify" fo:break-before="auto" fo:line-height="115%" fo:margin-top="0cm" style:writing-mode="lr-tb"/>
    </style:style>
    <style:style style:name="T76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6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7" style:family="paragraph" style:parent-style-name="Standard">
      <style:paragraph-properties fo:text-align="justify" fo:break-before="auto" fo:line-height="115%" fo:margin-top="0cm" style:writing-mode="lr-tb"/>
    </style:style>
    <style:style style:name="T77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7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78" style:family="paragraph" style:parent-style-name="Standard">
      <style:paragraph-properties fo:text-align="justify" fo:break-before="auto" fo:line-height="115%" fo:margin-top="0cm" style:writing-mode="lr-tb"/>
    </style:style>
    <style:style style:name="T78_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6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7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8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9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0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1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2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3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4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T78_15" style:family="text">
      <style:text-properties fo:color="#000000" style:font-name="Arial" fo:font-size="12pt" style:font-name-asian="Arial" style:font-size-asian="12pt" style:font-name-complex="Arial" style:font-size-complex="12pt"/>
    </style:style>
    <style:style style:name="P79" style:family="paragraph" style:parent-style-name="Standard">
      <style:paragraph-properties fo:text-align="justify" fo:break-before="auto" fo:line-height="115%" fo:margin-top="0cm" style:writing-mode="lr-tb"/>
    </style:style>
    <style:style style:name="T79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1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1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1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79_1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80" style:family="paragraph" style:parent-style-name="Standard">
      <style:paragraph-properties fo:text-align="justify" fo:break-before="auto" fo:line-height="115%" fo:margin-top="0cm" style:writing-mode="lr-tb"/>
    </style:style>
    <style:style style:name="T80_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2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3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4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5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6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7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8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9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10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T80_11" style:family="text">
      <style:text-properties fo:color="#222222" style:font-name="Arial" fo:font-size="12pt" style:font-name-asian="Arial" style:font-size-asian="12pt" style:font-name-complex="Arial" style:font-size-complex="12pt"/>
    </style:style>
    <style:style style:name="P81" style:family="paragraph" style:parent-style-name="Standard">
      <style:paragraph-properties fo:break-before="auto" fo:text-indent="0cm" fo:line-height="100%" fo:margin-top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82" style:family="paragraph" style:parent-style-name="Standard">
      <style:paragraph-properties fo:break-before="auto" fo:text-indent="0cm" fo:line-height="100%" fo:margin-top="0cm" fo:margin-bottom="0cm" style:writing-mode="lr-tb"/>
      <style:text-properties fo:color="#000000" style:font-name="Cambria" fo:font-size="12pt" style:font-name-asian="Cambria" style:font-size-asian="12pt" style:font-name-complex="Cambria" style:font-size-complex="12pt"/>
    </style:style>
    <style:style style:name="P83" style:family="paragraph" style:parent-style-name="Standard">
      <style:paragraph-properties fo:break-before="auto" fo:text-indent="0cm" fo:line-height="100%" style:writing-mode="lr-tb"/>
      <style:text-properties fo:color="#000000" style:font-name="Cambria" fo:font-size="12pt" style:font-name-asian="Cambria" style:font-size-asian="12pt" style:font-name-complex="Cambria" style:font-size-complex="12pt"/>
    </style:style>
  </office:automatic-styles>
  <office:body>
    <office:text>
      <text:p text:style-name="P1"><text:span text:style-name="T1_1">Web</text:span><text:span text:style-name="T1_2"><text:s/></text:span><text:span text:style-name="T1_3">Ops</text:span><text:span text:style-name="T1_4"><text:s/></text:span></text:p>
      <text:p text:style-name="P2"/>
      <text:p text:style-name="P3"><text:span text:style-name="T3_1">The</text:span><text:span text:style-name="T3_2"><text:s/></text:span><text:span text:style-name="T3_3">applicant</text:span><text:span text:style-name="T3_4"><text:s/></text:span><text:span text:style-name="T3_5">must</text:span><text:span text:style-name="T3_6"><text:s/></text:span><text:span text:style-name="T3_7">have</text:span><text:span text:style-name="T3_8"><text:s/></text:span><text:span text:style-name="T3_9">demonstrable</text:span><text:span text:style-name="T3_10"><text:s/></text:span><text:span text:style-name="T3_11">experience</text:span><text:span text:style-name="T3_12"><text:s/></text:span><text:span text:style-name="T3_13">configuring</text:span><text:span text:style-name="T3_14"><text:s/></text:span><text:span text:style-name="T3_15">web</text:span><text:span text:style-name="T3_16"><text:s/></text:span><text:span text:style-name="T3_17">and</text:span><text:span text:style-name="T3_18"><text:s/></text:span><text:span text:style-name="T3_19">application</text:span><text:span text:style-name="T3_20"><text:s/></text:span><text:span text:style-name="T3_21">servers</text:span><text:span text:style-name="T3_22"><text:s/></text:span><text:span text:style-name="T3_23">and</text:span><text:span text:style-name="T3_24"><text:s/></text:span><text:span text:style-name="T3_25">possess</text:span><text:span text:style-name="T3_26"><text:s/></text:span><text:span text:style-name="T3_27">a</text:span><text:span text:style-name="T3_28"><text:s/></text:span><text:span text:style-name="T3_29">fundamental</text:span><text:span text:style-name="T3_30"><text:s/></text:span><text:span text:style-name="T3_31">understanding</text:span><text:span text:style-name="T3_32"><text:s/></text:span><text:span text:style-name="T3_33">of</text:span><text:span text:style-name="T3_34"><text:s/></text:span><text:span text:style-name="T3_35">Linux</text:span><text:span text:style-name="T3_36">.<text:s/></text:span><text:span text:style-name="T3_37">An</text:span><text:span text:style-name="T3_38"><text:s/></text:span><text:span text:style-name="T3_39">ideal</text:span><text:span text:style-name="T3_40"><text:s/></text:span><text:span text:style-name="T3_41">candidate</text:span><text:span text:style-name="T3_42"><text:s/></text:span><text:span text:style-name="T3_43">will</text:span><text:span text:style-name="T3_44"><text:s/></text:span><text:span text:style-name="T3_45">have</text:span><text:span text:style-name="T3_46"><text:s/></text:span><text:span text:style-name="T3_47">previous</text:span><text:span text:style-name="T3_48"><text:s/></text:span><text:span text:style-name="T3_49">experience</text:span><text:span text:style-name="T3_50"><text:s/></text:span><text:span text:style-name="T3_51">supporting</text:span><text:span text:style-name="T3_52"><text:s/></text:span><text:span text:style-name="T3_53">a</text:span><text:span text:style-name="T3_54"><text:s/></text:span><text:span text:style-name="T3_55">large</text:span><text:span text:style-name="T3_56"><text:s/></text:span><text:span text:style-name="T3_57">production</text:span><text:span text:style-name="T3_58"><text:s/></text:span><text:span text:style-name="T3_59">platform</text:span><text:span text:style-name="T3_60">.<text:s/></text:span><text:span text:style-name="T3_61">Participation</text:span><text:span text:style-name="T3_62"><text:s/></text:span><text:span text:style-name="T3_63">in</text:span><text:span text:style-name="T3_64"><text:s/></text:span><text:span text:style-name="T3_65">an</text:span><text:span text:style-name="T3_66"><text:s/></text:span><text:span text:style-name="T3_67">out</text:span><text:span text:style-name="T3_68"><text:s/></text:span><text:span text:style-name="T3_69">of</text:span><text:span text:style-name="T3_70"><text:s/></text:span><text:span text:style-name="T3_71">hours</text:span><text:span text:style-name="T3_72"><text:s/></text:span><text:span text:style-name="T3_73">on</text:span><text:span text:style-name="T3_74">-</text:span><text:span text:style-name="T3_75">call</text:span><text:span text:style-name="T3_76"><text:s/></text:span><text:span text:style-name="T3_77">rota</text:span><text:span text:style-name="T3_78"><text:s/></text:span><text:span text:style-name="T3_79">is</text:span><text:span text:style-name="T3_80"><text:s/></text:span><text:span text:style-name="T3_81">a</text:span><text:span text:style-name="T3_82"><text:s/></text:span><text:span text:style-name="T3_83">requirement</text:span><text:span text:style-name="T3_84"><text:s/></text:span><text:span text:style-name="T3_85">of</text:span><text:span text:style-name="T3_86"><text:s/></text:span><text:span text:style-name="T3_87">this</text:span><text:span text:style-name="T3_88"><text:s/></text:span><text:span text:style-name="T3_89">role</text:span><text:span text:style-name="T3_90">.</text:span></text:p>
      <text:p text:style-name="P4"/>
      <text:p text:style-name="P5"><text:span text:style-name="T5_1">DUTIES</text:span><text:span text:style-name="T5_2"><text:s/>&amp;<text:s/></text:span><text:span text:style-name="T5_3">RESPONSIBILITIES</text:span></text:p>
      <text:p text:style-name="P6"/>
      <text:p text:style-name="P7"/>
      <text:list text:style-name="LS1" xml:id="list0">
        <text:list-item>
          <text:p text:style-name="P8"><text:span text:style-name="T8_1">Operational</text:span><text:span text:style-name="T8_2"><text:s/></text:span><text:span text:style-name="T8_3">management</text:span><text:span text:style-name="T8_4"><text:s/></text:span><text:span text:style-name="T8_5">of</text:span><text:span text:style-name="T8_6"><text:s/></text:span><text:span text:style-name="T8_7">Linux</text:span><text:span text:style-name="T8_8"><text:s/></text:span><text:span text:style-name="T8_9">servers</text:span><text:span text:style-name="T8_10">,<text:s/></text:span><text:span text:style-name="T8_11">delivering</text:span><text:span text:style-name="T8_12"><text:s/></text:span><text:span text:style-name="T8_13">a</text:span><text:span text:style-name="T8_14"><text:s/></text:span><text:span text:style-name="T8_15">complex</text:span><text:span text:style-name="T8_16"><text:s/></text:span><text:span text:style-name="T8_17">web</text:span><text:span text:style-name="T8_18"><text:s/></text:span><text:span text:style-name="T8_19">application</text:span><text:span text:style-name="T8_20"><text:s/></text:span><text:span text:style-name="T8_21">stack</text:span></text:p>
        </text:list-item>
        <text:list-item>
          <text:p text:style-name="P9"><text:span text:style-name="T9_1">Building</text:span><text:span text:style-name="T9_2"><text:s/></text:span><text:span text:style-name="T9_3">and</text:span><text:span text:style-name="T9_4"><text:s/></text:span><text:span text:style-name="T9_5">configuring</text:span><text:span text:style-name="T9_6"><text:s/></text:span><text:span text:style-name="T9_7">new</text:span><text:span text:style-name="T9_8"><text:s/></text:span><text:span text:style-name="T9_9">server</text:span><text:span text:style-name="T9_10"><text:s/></text:span><text:span text:style-name="T9_11">platforms</text:span><text:span text:style-name="T9_12"><text:s/></text:span><text:span text:style-name="T9_13">and</text:span><text:span text:style-name="T9_14"><text:s/></text:span><text:span text:style-name="T9_15">the</text:span><text:span text:style-name="T9_16"><text:s/></text:span><text:span text:style-name="T9_17">automated</text:span><text:span text:style-name="T9_18"><text:s/></text:span><text:span text:style-name="T9_19">tooling</text:span><text:span text:style-name="T9_20"><text:s/></text:span><text:span text:style-name="T9_21">to</text:span><text:span text:style-name="T9_22"><text:s/></text:span><text:span text:style-name="T9_23">do</text:span><text:span text:style-name="T9_24"><text:s/></text:span><text:span text:style-name="T9_25">so</text:span></text:p>
        </text:list-item>
        <text:list-item>
          <text:p text:style-name="P10"><text:span text:style-name="T10_1">Testing</text:span><text:span text:style-name="T10_2">,<text:s/></text:span><text:span text:style-name="T10_3">debugging</text:span><text:span text:style-name="T10_4"><text:s/></text:span><text:span text:style-name="T10_5">and</text:span><text:span text:style-name="T10_6"><text:s/></text:span><text:span text:style-name="T10_7">troubleshooting</text:span><text:span text:style-name="T10_8"><text:s/></text:span><text:span text:style-name="T10_9">of</text:span><text:span text:style-name="T10_10"><text:s/></text:span><text:span text:style-name="T10_11">platform</text:span><text:span text:style-name="T10_12"><text:s/></text:span><text:span text:style-name="T10_13">level</text:span><text:span text:style-name="T10_14"><text:s/></text:span><text:span text:style-name="T10_15">problems</text:span></text:p>
        </text:list-item>
        <text:list-item>
          <text:p text:style-name="P11"><text:span text:style-name="T11_1">Supporting</text:span><text:span text:style-name="T11_2"><text:s/></text:span><text:span text:style-name="T11_3">development</text:span><text:span text:style-name="T11_4"><text:s/></text:span><text:span text:style-name="T11_5">teams</text:span><text:span text:style-name="T11_6"><text:s/></text:span><text:span text:style-name="T11_7">with</text:span><text:span text:style-name="T11_8"><text:s/></text:span><text:span text:style-name="T11_9">configuring</text:span><text:span text:style-name="T11_10"><text:s/></text:span><text:span text:style-name="T11_11">applications</text:span><text:span text:style-name="T11_12"><text:s/></text:span><text:span text:style-name="T11_13">for</text:span><text:span text:style-name="T11_14"><text:s/></text:span><text:span text:style-name="T11_15">deployment</text:span></text:p>
        </text:list-item>
        <text:list-item>
          <text:p text:style-name="P12"><text:span text:style-name="T12_1">Sharing</text:span><text:span text:style-name="T12_2"><text:s/></text:span><text:span text:style-name="T12_3">on</text:span><text:span text:style-name="T12_4">-</text:span><text:span text:style-name="T12_5">call</text:span><text:span text:style-name="T12_6"><text:s/></text:span><text:span text:style-name="T12_7">duties</text:span></text:p>
        </text:list-item>
      </text:list>
      <text:p text:style-name="P13"/>
      <text:p text:style-name="P14"/>
      <text:h text:style-name="P15" text:outline-level="10"><text:span text:style-name="T15_1">PERSON</text:span><text:span text:style-name="T15_2"><text:s/></text:span><text:span text:style-name="T15_3">SPECIFICATION</text:span><text:span text:style-name="T15_4"><text:s/><text:tab/>-<text:s/><text:tab/></text:span><text:span text:style-name="T15_5">COMPETENCES</text:span><text:span text:style-name="T15_6">/</text:span><text:span text:style-name="T15_7">SKILLS</text:span><text:span text:style-name="T15_8"><text:s/></text:span><text:span text:style-name="T15_9">REQUIRED</text:span></text:h>
      <text:p text:style-name="P16"/>
      <text:p text:style-name="P17"><text:span text:style-name="T17_1">COMPETENCIES</text:span></text:p>
      <text:p text:style-name="P18"/>
      <text:p text:style-name="P19"><text:span text:style-name="T19_1">SETTING</text:span><text:span text:style-name="T19_2"><text:s/></text:span><text:span text:style-name="T19_3">DIRECTION</text:span></text:p>
      <text:p text:style-name="P20"/>
      <text:p text:style-name="P21"><text:span text:style-name="T21_1">Seeing</text:span><text:span text:style-name="T21_2"><text:s/></text:span><text:span text:style-name="T21_3">the</text:span><text:span text:style-name="T21_4"><text:s/></text:span><text:span text:style-name="T21_5">Big</text:span><text:span text:style-name="T21_6"><text:s/></text:span><text:span text:style-name="T21_7">Picture</text:span></text:p>
      <text:p text:style-name="P22"/>
      <text:p text:style-name="P23"><text:span text:style-name="T23_1">Essential</text:span></text:p>
      <text:list text:style-name="LS2" xml:id="list5">
        <text:list-item>
          <text:p text:style-name="P24"><text:span text:style-name="T24_1">Anticipate</text:span><text:span text:style-name="T24_2"><text:s/></text:span><text:span text:style-name="T24_3">technological</text:span><text:span text:style-name="T24_4"><text:s/></text:span><text:span text:style-name="T24_5">developments</text:span><text:span text:style-name="T24_6"><text:s/></text:span><text:span text:style-name="T24_7">to</text:span><text:span text:style-name="T24_8"><text:s/></text:span><text:span text:style-name="T24_9">keep</text:span><text:span text:style-name="T24_10"><text:s/></text:span><text:span text:style-name="T24_11">activity</text:span><text:span text:style-name="T24_12"><text:s/></text:span><text:span text:style-name="T24_13">relevant</text:span><text:span text:style-name="T24_14"><text:s/></text:span><text:span text:style-name="T24_15">and</text:span><text:span text:style-name="T24_16"><text:s/></text:span><text:span text:style-name="T24_17">targeted</text:span></text:p>
        </text:list-item>
      </text:list>
      <text:p text:style-name="P25"/>
      <text:p text:style-name="P26"><text:span text:style-name="T26_1">Changing</text:span><text:span text:style-name="T26_2"><text:s/></text:span><text:span text:style-name="T26_3">and</text:span><text:span text:style-name="T26_4"><text:s/></text:span><text:span text:style-name="T26_5">Improving</text:span></text:p>
      <text:p text:style-name="P27"/>
      <text:p text:style-name="P28"><text:span text:style-name="T28_1">Essential</text:span></text:p>
      <text:list text:style-name="LS3" xml:id="list6">
        <text:list-item>
          <text:p text:style-name="P29"><text:span text:style-name="T29_1">Understand</text:span><text:span text:style-name="T29_2"><text:s/></text:span><text:span text:style-name="T29_3">and</text:span><text:span text:style-name="T29_4"><text:s/></text:span><text:span text:style-name="T29_5">identify</text:span><text:span text:style-name="T29_6"><text:s/></text:span><text:span text:style-name="T29_7">the</text:span><text:span text:style-name="T29_8"><text:s/></text:span><text:span text:style-name="T29_9">role</text:span><text:span text:style-name="T29_10"><text:s/></text:span><text:span text:style-name="T29_11">of</text:span><text:span text:style-name="T29_12"><text:s/></text:span><text:span text:style-name="T29_13">technology</text:span><text:span text:style-name="T29_14"><text:s/></text:span><text:span text:style-name="T29_15">in</text:span><text:span text:style-name="T29_16"><text:s/></text:span><text:span text:style-name="T29_17">public</text:span><text:span text:style-name="T29_18"><text:s/></text:span><text:span text:style-name="T29_19">service</text:span><text:span text:style-name="T29_20"><text:s/></text:span><text:span text:style-name="T29_21">delivery</text:span><text:span text:style-name="T29_22"><text:s/></text:span><text:span text:style-name="T29_23">and</text:span><text:span text:style-name="T29_24"><text:s/></text:span><text:span text:style-name="T29_25">policy</text:span><text:span text:style-name="T29_26"><text:s/></text:span><text:span text:style-name="T29_27">implementation</text:span></text:p>
        </text:list-item>
        <text:list-item>
          <text:p text:style-name="P30"><text:span text:style-name="T30_1">Spot</text:span><text:span text:style-name="T30_2"><text:s/></text:span><text:span text:style-name="T30_3">warning</text:span><text:span text:style-name="T30_4"><text:s/></text:span><text:span text:style-name="T30_5">signs</text:span><text:span text:style-name="T30_6"><text:s/></text:span><text:span text:style-name="T30_7">of</text:span><text:span text:style-name="T30_8"><text:s/></text:span><text:span text:style-name="T30_9">things</text:span><text:span text:style-name="T30_10"><text:s/></text:span><text:span text:style-name="T30_11">going</text:span><text:span text:style-name="T30_12"><text:s/></text:span><text:span text:style-name="T30_13">wrong</text:span><text:span text:style-name="T30_14"><text:s/></text:span><text:span text:style-name="T30_15">and</text:span><text:span text:style-name="T30_16"><text:s/></text:span><text:span text:style-name="T30_17">provide</text:span><text:span text:style-name="T30_18"><text:s/></text:span><text:span text:style-name="T30_19">a</text:span><text:span text:style-name="T30_20"><text:s/></text:span><text:span text:style-name="T30_21">decisive</text:span><text:span text:style-name="T30_22"><text:s/></text:span><text:span text:style-name="T30_23">response</text:span><text:span text:style-name="T30_24"><text:s/></text:span><text:span text:style-name="T30_25">to</text:span><text:span text:style-name="T30_26"><text:s/></text:span><text:span text:style-name="T30_27">delivery</text:span><text:span text:style-name="T30_28"><text:s/></text:span><text:span text:style-name="T30_29">challenges</text:span></text:p>
        </text:list-item>
      </text:list>
      <text:p text:style-name="P31"/>
      <text:p text:style-name="P32"><text:span text:style-name="T32_1">Making</text:span><text:span text:style-name="T32_2"><text:s/></text:span><text:span text:style-name="T32_3">Effective</text:span><text:span text:style-name="T32_4"><text:s/></text:span><text:span text:style-name="T32_5">Decisions</text:span></text:p>
      <text:p text:style-name="P33"/>
      <text:p text:style-name="P34"><text:span text:style-name="T34_1">Essential</text:span></text:p>
      <text:list text:style-name="LS3" xml:id="list8">
        <text:list-item>
          <text:p text:style-name="P35"><text:span text:style-name="T35_1">Make</text:span><text:span text:style-name="T35_2"><text:s/></text:span><text:span text:style-name="T35_3">difficult</text:span><text:span text:style-name="T35_4"><text:s/></text:span><text:span text:style-name="T35_5">decisions</text:span><text:span text:style-name="T35_6"><text:s/></text:span><text:span text:style-name="T35_7">by</text:span><text:span text:style-name="T35_8"><text:s/></text:span><text:span text:style-name="T35_9">pragmatically</text:span><text:span text:style-name="T35_10"><text:s/></text:span><text:span text:style-name="T35_11">weighing</text:span><text:span text:style-name="T35_12"><text:s/></text:span><text:span text:style-name="T35_13">the</text:span><text:span text:style-name="T35_14"><text:s/></text:span><text:span text:style-name="T35_15">complexities</text:span><text:span text:style-name="T35_16"><text:s/></text:span><text:span text:style-name="T35_17">involved</text:span><text:span text:style-name="T35_18"><text:s/></text:span><text:span text:style-name="T35_19">against</text:span><text:span text:style-name="T35_20"><text:s/></text:span><text:span text:style-name="T35_21">the</text:span><text:span text:style-name="T35_22"><text:s/></text:span><text:span text:style-name="T35_23">need</text:span><text:span text:style-name="T35_24"><text:s/></text:span><text:span text:style-name="T35_25">to</text:span><text:span text:style-name="T35_26"><text:s/></text:span><text:span text:style-name="T35_27">act</text:span></text:p>
        </text:list-item>
        <text:list-item>
          <text:p text:style-name="P36"><text:span text:style-name="T36_1">Draw</text:span><text:span text:style-name="T36_2"><text:s/></text:span><text:span text:style-name="T36_3">together</text:span><text:span text:style-name="T36_4"><text:s/></text:span><text:span text:style-name="T36_5">and</text:span><text:span text:style-name="T36_6"><text:s/></text:span><text:span text:style-name="T36_7">present</text:span><text:span text:style-name="T36_8"><text:s/></text:span><text:span text:style-name="T36_9">reasonable</text:span><text:span text:style-name="T36_10"><text:s/></text:span><text:span text:style-name="T36_11">conclusions</text:span><text:span text:style-name="T36_12"><text:s/></text:span><text:span text:style-name="T36_13">from</text:span><text:span text:style-name="T36_14"><text:s/></text:span><text:span text:style-name="T36_15">a</text:span><text:span text:style-name="T36_16"><text:s/></text:span><text:span text:style-name="T36_17">wide</text:span><text:span text:style-name="T36_18"><text:s/></text:span><text:span text:style-name="T36_19">range</text:span><text:span text:style-name="T36_20"><text:s/></text:span><text:span text:style-name="T36_21">of</text:span><text:span text:style-name="T36_22"><text:s/></text:span><text:span text:style-name="T36_23">incomplete</text:span><text:span text:style-name="T36_24"><text:s/></text:span><text:span text:style-name="T36_25">and</text:span><text:span text:style-name="T36_26"><text:s/></text:span><text:span text:style-name="T36_27">complex</text:span><text:span text:style-name="T36_28"><text:s/></text:span><text:span text:style-name="T36_29">evidence</text:span><text:span text:style-name="T36_30"><text:s/></text:span><text:span text:style-name="T36_31">and</text:span><text:span text:style-name="T36_32"><text:s/></text:span><text:span text:style-name="T36_33">data</text:span><text:span text:style-name="T36_34"><text:s/>-<text:s/></text:span><text:span text:style-name="T36_35">able</text:span><text:span text:style-name="T36_36"><text:s/></text:span><text:span text:style-name="T36_37">to</text:span><text:span text:style-name="T36_38"><text:s/></text:span><text:span text:style-name="T36_39">act</text:span><text:span text:style-name="T36_40"><text:s/></text:span><text:span text:style-name="T36_41">or</text:span><text:span text:style-name="T36_42"><text:s/></text:span><text:span text:style-name="T36_43">decide</text:span><text:span text:style-name="T36_44"><text:s/></text:span><text:span text:style-name="T36_45">even</text:span><text:span text:style-name="T36_46"><text:s/></text:span><text:span text:style-name="T36_47">when</text:span><text:span text:style-name="T36_48"><text:s/></text:span><text:span text:style-name="T36_49">details</text:span><text:span text:style-name="T36_50"><text:s/></text:span><text:span text:style-name="T36_51">are</text:span><text:span text:style-name="T36_52"><text:s/></text:span><text:span text:style-name="T36_53">not</text:span><text:span text:style-name="T36_54"><text:s/></text:span><text:span text:style-name="T36_55">clear</text:span></text:p>
        </text:list-item>
        <text:list-item>
          <text:p text:style-name="P37"><text:span text:style-name="T37_1">Identify</text:span><text:span text:style-name="T37_2"><text:s/></text:span><text:span text:style-name="T37_3">the</text:span><text:span text:style-name="T37_4"><text:s/></text:span><text:span text:style-name="T37_5">main</text:span><text:span text:style-name="T37_6"><text:s/></text:span><text:span text:style-name="T37_7">issues</text:span><text:span text:style-name="T37_8"><text:s/></text:span><text:span text:style-name="T37_9">in</text:span><text:span text:style-name="T37_10"><text:s/></text:span><text:span text:style-name="T37_11">complex</text:span><text:span text:style-name="T37_12"><text:s/></text:span><text:span text:style-name="T37_13">problems</text:span><text:span text:style-name="T37_14">,<text:s/></text:span><text:span text:style-name="T37_15">clarify</text:span><text:span text:style-name="T37_16"><text:s/></text:span><text:span text:style-name="T37_17">understanding</text:span><text:span text:style-name="T37_18"><text:s/></text:span><text:span text:style-name="T37_19">of</text:span><text:span text:style-name="T37_20"><text:s/></text:span><text:span text:style-name="T37_21">stakeholder</text:span><text:span text:style-name="T37_22"><text:s/></text:span><text:span text:style-name="T37_23">expectations</text:span><text:span text:style-name="T37_24">,<text:s/></text:span><text:span text:style-name="T37_25">to</text:span><text:span text:style-name="T37_26"><text:s/></text:span><text:span text:style-name="T37_27">seek</text:span><text:span text:style-name="T37_28"><text:s/></text:span><text:span text:style-name="T37_29">best</text:span><text:span text:style-name="T37_30"><text:s/></text:span><text:span text:style-name="T37_31">option</text:span></text:p>
        </text:list-item>
      </text:list>
      <text:p text:style-name="P38"/>
      <text:p text:style-name="P39"/>
      <text:p text:style-name="P40"><text:span text:style-name="T40_1">ENGAGING</text:span><text:span text:style-name="T40_2"><text:s/></text:span><text:span text:style-name="T40_3">PEOPLE</text:span></text:p>
      <text:p text:style-name="P41"/>
      <text:p text:style-name="P42"><text:span text:style-name="T42_1">Collaborating</text:span><text:span text:style-name="T42_2"><text:s/></text:span><text:span text:style-name="T42_3">and</text:span><text:span text:style-name="T42_4"><text:s/></text:span><text:span text:style-name="T42_5">Partnering</text:span></text:p>
      <text:p text:style-name="P43"><text:span text:style-name="T43_1"><text:s/></text:span></text:p>
      <text:p text:style-name="P44"><text:span text:style-name="T44_1">Essential</text:span></text:p>
      <text:list text:style-name="LS4" xml:id="list11">
        <text:list-item>
          <text:p text:style-name="P45"><text:span text:style-name="T45_1">Seek</text:span><text:span text:style-name="T45_2"><text:s/></text:span><text:span text:style-name="T45_3">constructive</text:span><text:span text:style-name="T45_4"><text:s/></text:span><text:span text:style-name="T45_5">outcomes</text:span><text:span text:style-name="T45_6"><text:s/></text:span><text:span text:style-name="T45_7">in</text:span><text:span text:style-name="T45_8"><text:s/></text:span><text:span text:style-name="T45_9">discussions</text:span><text:span text:style-name="T45_10">,<text:s/></text:span><text:span text:style-name="T45_11">challenge</text:span><text:span text:style-name="T45_12"><text:s/></text:span><text:span text:style-name="T45_13">assumptions</text:span><text:span text:style-name="T45_14"><text:s/></text:span><text:span text:style-name="T45_15">but</text:span><text:span text:style-name="T45_16"><text:s/></text:span><text:span text:style-name="T45_17">remain</text:span><text:span text:style-name="T45_18"><text:s/></text:span><text:span text:style-name="T45_19">willing</text:span><text:span text:style-name="T45_20"><text:s/></text:span><text:span text:style-name="T45_21">to</text:span><text:span text:style-name="T45_22"><text:s/></text:span><text:span text:style-name="T45_23">compromise</text:span><text:span text:style-name="T45_24"><text:s/></text:span><text:span text:style-name="T45_25">when</text:span><text:span text:style-name="T45_26"><text:s/></text:span><text:span text:style-name="T45_27">it</text:span><text:span text:style-name="T45_28"><text:s/></text:span><text:span text:style-name="T45_29">is</text:span><text:span text:style-name="T45_30"><text:s/></text:span><text:span text:style-name="T45_31">beneficial</text:span><text:span text:style-name="T45_32"><text:s/></text:span><text:span text:style-name="T45_33">to</text:span><text:span text:style-name="T45_34"><text:s/></text:span><text:span text:style-name="T45_35">progress</text:span><text:span text:style-name="T45_36">.</text:span></text:p>
        </text:list-item>
      </text:list>
      <text:p text:style-name="P46"/>
      <text:p text:style-name="P47"/>
      <text:p text:style-name="P48"><text:span text:style-name="T48_1">DELIVERING</text:span><text:span text:style-name="T48_2"><text:s/></text:span><text:span text:style-name="T48_3">RESULTS</text:span></text:p>
      <text:p text:style-name="P49"/>
      <text:p text:style-name="P50"><text:span text:style-name="T50_1">Achieving</text:span><text:span text:style-name="T50_2"><text:s/></text:span><text:span text:style-name="T50_3">Commercial</text:span><text:span text:style-name="T50_4"><text:s/></text:span><text:span text:style-name="T50_5">Outcomes</text:span></text:p>
      <text:p text:style-name="P51"/>
      <text:p text:style-name="P52"><text:span text:style-name="T52_1">Essential</text:span></text:p>
      <text:list text:style-name="LS5" xml:id="list12">
        <text:list-item>
          <text:p text:style-name="P53"><text:span text:style-name="T53_1">Question</text:span><text:span text:style-name="T53_2"><text:s/></text:span><text:span text:style-name="T53_3">and</text:span><text:span text:style-name="T53_4"><text:s/></text:span><text:span text:style-name="T53_5">challenge</text:span><text:span text:style-name="T53_6"><text:s/></text:span><text:span text:style-name="T53_7">the</text:span><text:span text:style-name="T53_8"><text:s/></text:span><text:span text:style-name="T53_9">value</text:span><text:span text:style-name="T53_10"><text:s/></text:span><text:span text:style-name="T53_11">being</text:span><text:span text:style-name="T53_12"><text:s/></text:span><text:span text:style-name="T53_13">delivered</text:span><text:span text:style-name="T53_14"><text:s/></text:span><text:span text:style-name="T53_15">through</text:span><text:span text:style-name="T53_16"><text:s/></text:span><text:span text:style-name="T53_17">commercial</text:span><text:span text:style-name="T53_18"><text:s/></text:span><text:span text:style-name="T53_19">arrangements</text:span><text:span text:style-name="T53_20"><text:s/></text:span><text:span text:style-name="T53_21">with</text:span><text:span text:style-name="T53_22"><text:s/></text:span><text:span text:style-name="T53_23">delivery</text:span><text:span text:style-name="T53_24"><text:s/></text:span><text:span text:style-name="T53_25">partners</text:span></text:p>
        </text:list-item>
      </text:list>
      <text:p text:style-name="P54"/>
      <text:p text:style-name="P55"><text:span text:style-name="T55_1">Managing</text:span><text:span text:style-name="T55_2"><text:s/></text:span><text:span text:style-name="T55_3">a</text:span><text:span text:style-name="T55_4"><text:s/></text:span><text:span text:style-name="T55_5">Quality</text:span><text:span text:style-name="T55_6"><text:s/></text:span><text:span text:style-name="T55_7">Service</text:span></text:p>
      <text:p text:style-name="P56"/>
      <text:p text:style-name="P57"><text:span text:style-name="T57_1">Essential</text:span></text:p>
      <text:list text:style-name="LS6" xml:id="list13">
        <text:list-item>
          <text:p text:style-name="P58"><text:span text:style-name="T58_1">Ensure</text:span><text:span text:style-name="T58_2"><text:s/></text:span><text:span text:style-name="T58_3">the</text:span><text:span text:style-name="T58_4"><text:s/></text:span><text:span text:style-name="T58_5">service</text:span><text:span text:style-name="T58_6"><text:s/></text:span><text:span text:style-name="T58_7">offer</text:span><text:span text:style-name="T58_8"><text:s/></text:span><text:span text:style-name="T58_9">thoroughly</text:span><text:span text:style-name="T58_10"><text:s/></text:span><text:span text:style-name="T58_11">considers</text:span><text:span text:style-name="T58_12"><text:s/></text:span><text:span text:style-name="T58_13">customers</text:span><text:span text:style-name="T58_14">'<text:s/></text:span><text:span text:style-name="T58_15">needs</text:span><text:span text:style-name="T58_16"><text:s/></text:span><text:span text:style-name="T58_17">and</text:span><text:span text:style-name="T58_18"><text:s/></text:span><text:span text:style-name="T58_19">a</text:span><text:span text:style-name="T58_20"><text:s/></text:span><text:span text:style-name="T58_21">broad</text:span><text:span text:style-name="T58_22"><text:s/></text:span><text:span text:style-name="T58_23">range</text:span><text:span text:style-name="T58_24"><text:s/></text:span><text:span text:style-name="T58_25">of</text:span><text:span text:style-name="T58_26"><text:s/></text:span><text:span text:style-name="T58_27">available</text:span><text:span text:style-name="T58_28"><text:s/></text:span><text:span text:style-name="T58_29">methods</text:span><text:span text:style-name="T58_30"><text:s/></text:span><text:span text:style-name="T58_31">to</text:span><text:span text:style-name="T58_32"><text:s/></text:span><text:span text:style-name="T58_33">meet</text:span><text:span text:style-name="T58_34"><text:s/></text:span><text:span text:style-name="T58_35">this</text:span><text:span text:style-name="T58_36">,<text:s/></text:span><text:span text:style-name="T58_37">including</text:span><text:span text:style-name="T58_38"><text:s/></text:span><text:span text:style-name="T58_39">new</text:span><text:span text:style-name="T58_40"><text:s/></text:span><text:span text:style-name="T58_41">technology</text:span><text:span text:style-name="T58_42"><text:s/></text:span><text:span text:style-name="T58_43">where</text:span><text:span text:style-name="T58_44"><text:s/></text:span><text:span text:style-name="T58_45">relevant</text:span><text:span text:style-name="T58_46">.</text:span></text:p>
        </text:list-item>
      </text:list>
      <text:p text:style-name="P59"/>
      <text:p text:style-name="P60"><text:span text:style-name="T60_1">Delivering</text:span><text:span text:style-name="T60_2"><text:s/></text:span><text:span text:style-name="T60_3">at</text:span><text:span text:style-name="T60_4"><text:s/></text:span><text:span text:style-name="T60_5">Pace</text:span></text:p>
      <text:p text:style-name="P61"><text:span text:style-name="T61_1"><text:s/></text:span></text:p>
      <text:p text:style-name="P62"><text:span text:style-name="T62_1">Essential</text:span></text:p>
      <text:list text:style-name="LS7" xml:id="list14">
        <text:list-item>
          <text:p text:style-name="P63"><text:span text:style-name="T63_1">Maintain</text:span><text:span text:style-name="T63_2"><text:s/></text:span><text:span text:style-name="T63_3">effective</text:span><text:span text:style-name="T63_4"><text:s/></text:span><text:span text:style-name="T63_5">performance</text:span><text:span text:style-name="T63_6"><text:s/></text:span><text:span text:style-name="T63_7">in</text:span><text:span text:style-name="T63_8"><text:s/></text:span><text:span text:style-name="T63_9">difficult</text:span><text:span text:style-name="T63_10"><text:s/></text:span><text:span text:style-name="T63_11">and</text:span><text:span text:style-name="T63_12"><text:s/></text:span><text:span text:style-name="T63_13">challenging</text:span><text:span text:style-name="T63_14"><text:s/></text:span><text:span text:style-name="T63_15">circumstances</text:span><text:span text:style-name="T63_16">,<text:s/></text:span><text:span text:style-name="T63_17">encouraging</text:span><text:span text:style-name="T63_18"><text:s/></text:span><text:span text:style-name="T63_19">others</text:span><text:span text:style-name="T63_20"><text:s/></text:span><text:span text:style-name="T63_21">to</text:span><text:span text:style-name="T63_22"><text:s/></text:span><text:span text:style-name="T63_23">do</text:span><text:span text:style-name="T63_24"><text:s/></text:span><text:span text:style-name="T63_25">the</text:span><text:span text:style-name="T63_26"><text:s/></text:span><text:span text:style-name="T63_27">same</text:span><text:span text:style-name="T63_28">.</text:span></text:p>
        </text:list-item>
        <text:list-item>
          <text:p text:style-name="P64"><text:span text:style-name="T64_1">Review</text:span><text:span text:style-name="T64_2">,<text:s/></text:span><text:span text:style-name="T64_3">challenge</text:span><text:span text:style-name="T64_4"><text:s/></text:span><text:span text:style-name="T64_5">and</text:span><text:span text:style-name="T64_6"><text:s/></text:span><text:span text:style-name="T64_7">adjust</text:span><text:span text:style-name="T64_8"><text:s/></text:span><text:span text:style-name="T64_9">performance</text:span><text:span text:style-name="T64_10"><text:s/></text:span><text:span text:style-name="T64_11">levels</text:span><text:span text:style-name="T64_12"><text:s/></text:span><text:span text:style-name="T64_13">to</text:span><text:span text:style-name="T64_14"><text:s/></text:span><text:span text:style-name="T64_15">ensure</text:span><text:span text:style-name="T64_16"><text:s/></text:span><text:span text:style-name="T64_17">quality</text:span><text:span text:style-name="T64_18"><text:s/></text:span><text:span text:style-name="T64_19">outcomes</text:span><text:span text:style-name="T64_20"><text:s/></text:span><text:span text:style-name="T64_21">are</text:span><text:span text:style-name="T64_22"><text:s/></text:span><text:span text:style-name="T64_23">delivered</text:span><text:span text:style-name="T64_24"><text:s/></text:span><text:span text:style-name="T64_25">on</text:span><text:span text:style-name="T64_26"><text:s/></text:span><text:span text:style-name="T64_27">time</text:span></text:p>
        </text:list-item>
      </text:list>
      <text:p text:style-name="P65"/>
      <text:p text:style-name="P66"><text:span text:style-name="T66_1">Specialist</text:span><text:span text:style-name="T66_2"><text:s/></text:span><text:span text:style-name="T66_3">Skills</text:span><text:span text:style-name="T66_4"><text:s/>&amp;<text:s/></text:span><text:span text:style-name="T66_5">Requirements</text:span></text:p>
      <text:p text:style-name="P67"/>
      <text:p text:style-name="P68"><text:span text:style-name="T68_1">Essential</text:span></text:p>
      <text:list text:style-name="LS8" xml:id="list16">
        <text:list-item>
          <text:p text:style-name="P69"><text:span text:style-name="T69_1">Understanding</text:span><text:span text:style-name="T69_2"><text:s/></text:span><text:span text:style-name="T69_3">of</text:span><text:span text:style-name="T69_4"><text:s/></text:span><text:span text:style-name="T69_5">common</text:span><text:span text:style-name="T69_6"><text:s/></text:span><text:span text:style-name="T69_7">web</text:span><text:span text:style-name="T69_8"><text:s/></text:span><text:span text:style-name="T69_9">application</text:span><text:span text:style-name="T69_10"><text:s/></text:span><text:span text:style-name="T69_11">architectures</text:span></text:p>
        </text:list-item>
        <text:list-item>
          <text:p text:style-name="P70"><text:span text:style-name="T70_1">Experience</text:span><text:span text:style-name="T70_2"><text:s/></text:span><text:span text:style-name="T70_3">configuring</text:span><text:span text:style-name="T70_4"><text:s/></text:span><text:span text:style-name="T70_5">and</text:span><text:span text:style-name="T70_6"><text:s/></text:span><text:span text:style-name="T70_7">managing</text:span><text:span text:style-name="T70_8"><text:s/></text:span><text:span text:style-name="T70_9">Linux</text:span><text:span text:style-name="T70_10"><text:s/></text:span><text:span text:style-name="T70_11">servers</text:span><text:span text:style-name="T70_12"><text:s/></text:span><text:span text:style-name="T70_13">for</text:span><text:span text:style-name="T70_14"><text:s/></text:span><text:span text:style-name="T70_15">serving</text:span><text:span text:style-name="T70_16"><text:s/></text:span><text:span text:style-name="T70_17">a</text:span><text:span text:style-name="T70_18"><text:s/></text:span><text:span text:style-name="T70_19">dynamic</text:span><text:span text:style-name="T70_20"><text:s/></text:span><text:span text:style-name="T70_21">website</text:span></text:p>
        </text:list-item>
        <text:list-item>
          <text:p text:style-name="P71"><text:span text:style-name="T71_1">Experience</text:span><text:span text:style-name="T71_2"><text:s/></text:span><text:span text:style-name="T71_3">debugging</text:span><text:span text:style-name="T71_4"><text:s/></text:span><text:span text:style-name="T71_5">a</text:span><text:span text:style-name="T71_6"><text:s/></text:span><text:span text:style-name="T71_7">complex</text:span><text:span text:style-name="T71_8"><text:s/></text:span><text:span text:style-name="T71_9">multi</text:span><text:span text:style-name="T71_10">-</text:span><text:span text:style-name="T71_11">server</text:span><text:span text:style-name="T71_12"><text:s/></text:span><text:span text:style-name="T71_13">service</text:span></text:p>
        </text:list-item>
        <text:list-item>
          <text:p text:style-name="P72"><text:span text:style-name="T72_1">Scripting</text:span><text:span text:style-name="T72_2"><text:s/></text:span><text:span text:style-name="T72_3">or</text:span><text:span text:style-name="T72_4"><text:s/></text:span><text:span text:style-name="T72_5">basic</text:span><text:span text:style-name="T72_6"><text:s/></text:span><text:span text:style-name="T72_7">programming</text:span><text:span text:style-name="T72_8"><text:s/></text:span><text:span text:style-name="T72_9">skills</text:span></text:p>
        </text:list-item>
        <text:list-item>
          <text:p text:style-name="P73"><text:span text:style-name="T73_1">Familiarity</text:span><text:span text:style-name="T73_2"><text:s/></text:span><text:span text:style-name="T73_3">with</text:span><text:span text:style-name="T73_4"><text:s/></text:span><text:span text:style-name="T73_5">network</text:span><text:span text:style-name="T73_6"><text:s/></text:span><text:span text:style-name="T73_7">protocols</text:span><text:span text:style-name="T73_8"><text:s/>-<text:s/></text:span><text:span text:style-name="T73_9">TCP</text:span><text:span text:style-name="T73_10">/</text:span><text:span text:style-name="T73_11">IP</text:span><text:span text:style-name="T73_12">,<text:s/></text:span><text:span text:style-name="T73_13">HTTP</text:span><text:span text:style-name="T73_14">,<text:s/></text:span><text:span text:style-name="T73_15">SSL</text:span><text:span text:style-name="T73_16">,<text:s/></text:span><text:span text:style-name="T73_17">etc</text:span><text:span text:style-name="T73_18">.</text:span></text:p>
        </text:list-item>
      </text:list>
      <text:p text:style-name="P74"/>
      <text:p text:style-name="P75"><text:span text:style-name="T75_1">Desirable</text:span></text:p>
      <text:list text:style-name="LS9" xml:id="list21">
        <text:list-item>
          <text:p text:style-name="P76"><text:span text:style-name="T76_1">Installation</text:span><text:span text:style-name="T76_2"><text:s/></text:span><text:span text:style-name="T76_3">and</text:span><text:span text:style-name="T76_4"><text:s/></text:span><text:span text:style-name="T76_5">management</text:span><text:span text:style-name="T76_6"><text:s/></text:span><text:span text:style-name="T76_7">of</text:span><text:span text:style-name="T76_8"><text:s/></text:span><text:span text:style-name="T76_9">open</text:span><text:span text:style-name="T76_10"><text:s/></text:span><text:span text:style-name="T76_11">source</text:span><text:span text:style-name="T76_12"><text:s/></text:span><text:span text:style-name="T76_13">monitoring</text:span><text:span text:style-name="T76_14"><text:s/></text:span><text:span text:style-name="T76_15">tools</text:span></text:p>
        </text:list-item>
        <text:list-item>
          <text:p text:style-name="P77"><text:span text:style-name="T77_1">Configuration</text:span><text:span text:style-name="T77_2"><text:s/></text:span><text:span text:style-name="T77_3">management</text:span><text:span text:style-name="T77_4"><text:s/></text:span><text:span text:style-name="T77_5">tools</text:span><text:span text:style-name="T77_6"><text:s/></text:span><text:span text:style-name="T77_7">like</text:span><text:span text:style-name="T77_8"><text:s/></text:span><text:span text:style-name="T77_9">Puppet</text:span><text:span text:style-name="T77_10">,<text:s/></text:span><text:span text:style-name="T77_11">Chef</text:span></text:p>
        </text:list-item>
        <text:list-item>
          <text:p text:style-name="P78"><text:span text:style-name="T78_1">Deploying</text:span><text:span text:style-name="T78_2"><text:s/></text:span><text:span text:style-name="T78_3">and</text:span><text:span text:style-name="T78_4"><text:s/></text:span><text:span text:style-name="T78_5">configuring</text:span><text:span text:style-name="T78_6"><text:s/></text:span><text:span text:style-name="T78_7">machines</text:span><text:span text:style-name="T78_8"><text:s/></text:span><text:span text:style-name="T78_9">in</text:span><text:span text:style-name="T78_10"><text:s/></text:span><text:span text:style-name="T78_11">a</text:span><text:span text:style-name="T78_12"><text:s/></text:span><text:span text:style-name="T78_13">Cloud</text:span><text:span text:style-name="T78_14"><text:s/></text:span><text:span text:style-name="T78_15">environment</text:span></text:p>
        </text:list-item>
        <text:list-item>
          <text:p text:style-name="P79"><text:span text:style-name="T79_1">Understanding</text:span><text:span text:style-name="T79_2"><text:s/></text:span><text:span text:style-name="T79_3">of</text:span><text:span text:style-name="T79_4"><text:s/></text:span><text:span text:style-name="T79_5">application</text:span><text:span text:style-name="T79_6"><text:s/></text:span><text:span text:style-name="T79_7">deployment</text:span><text:span text:style-name="T79_8"><text:s/></text:span><text:span text:style-name="T79_9">strategies</text:span><text:span text:style-name="T79_10"><text:s/></text:span><text:span text:style-name="T79_11">and</text:span><text:span text:style-name="T79_12"><text:s/></text:span><text:span text:style-name="T79_13">continuous</text:span><text:span text:style-name="T79_14"><text:s/></text:span><text:span text:style-name="T79_15">integration</text:span></text:p>
        </text:list-item>
        <text:list-item>
          <text:p text:style-name="P80"><text:span text:style-name="T80_1">Working</text:span><text:span text:style-name="T80_2"><text:s/></text:span><text:span text:style-name="T80_3">within</text:span><text:span text:style-name="T80_4"><text:s/></text:span><text:span text:style-name="T80_5">a</text:span><text:span text:style-name="T80_6"><text:s/></text:span><text:span text:style-name="T80_7">product</text:span><text:span text:style-name="T80_8">-</text:span><text:span text:style-name="T80_9">centric</text:span><text:span text:style-name="T80_10"><text:s/></text:span><text:span text:style-name="T80_11">environment</text:span></text:p>
        </text:list-item>
      </text:list>
      <text:p text:style-name="P81"/>
      <text:p text:style-name="P82"/>
      <text:p text:style-name="P8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Garamond" svg:font-family="Garamond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0pt" style:font-name-asian="Garamond" style:font-size-asian="10pt" style:font-name-complex="Garamond" style:font-size-complex="10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Garamond" fo:font-size="14pt" style:font-name-asian="Garamond" style:font-size-asian="14pt" style:font-name-complex="Garamond" style:font-size-complex="14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45cm" fo:padding-left="0cm" fo:margin-left="1.251cm" fo:padding-right="0cm" fo:margin-right="1.75cm"/>
      <style:header-style>
        <style:header-footer-properties fo:min-height="0.252cm" fo:margin-bottom="0.252cm" style:dynamic-spacing="true"/>
      </style:header-style>
    </style:page-layout>
    <style:style style:name="P1" style:family="paragraph" style:parent-style-name="Standard" style:master-page-name="Standard">
      <style:paragraph-properties fo:break-before="auto" fo:text-indent="0cm" fo:line-height="100%" fo:margin-top="0cm" fo:margin-bottom="0cm" style:writing-mode="lr-tb"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